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16af3" officeooo:paragraph-rsid="00016af3"/>
    </style:style>
    <style:style style:name="P2" style:family="paragraph" style:parent-style-name="Standard" style:list-style-name="L1">
      <style:text-properties officeooo:rsid="00029cf0" officeooo:paragraph-rsid="00029cf0"/>
    </style:style>
    <style:style style:name="P3" style:family="paragraph" style:parent-style-name="Standard" style:list-style-name="L1">
      <style:text-properties officeooo:rsid="00042067" officeooo:paragraph-rsid="00042067"/>
    </style:style>
    <style:style style:name="P4" style:family="paragraph" style:parent-style-name="Standard" style:list-style-name="L1">
      <style:text-properties officeooo:rsid="00042067" officeooo:paragraph-rsid="00044189"/>
    </style:style>
    <style:style style:name="P5" style:family="paragraph" style:parent-style-name="Header">
      <style:text-properties officeooo:rsid="00016af3" officeooo:paragraph-rsid="00016af3"/>
    </style:style>
    <style:style style:name="T1" style:family="text">
      <style:text-properties officeooo:rsid="0004418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15210555451987249" text:style-name="L1">
        <text:list-item>
          <text:p text:style-name="P1">Quiz on C next class</text:p>
          <text:list>
            <text:list-item>
              <text:p text:style-name="P1">pointer arithmetic</text:p>
            </text:list-item>
            <text:list-item>
              <text:p text:style-name="P1">all the things mentioned in his thing</text:p>
            </text:list-item>
          </text:list>
        </text:list-item>
        <text:list-item>
          <text:p text:style-name="P2">We will be writing shell scripts :) </text:p>
          <text:list>
            <text:list-item>
              <text:p text:style-name="P2">memorize basic shell commands</text:p>
            </text:list-item>
            <text:list-item>
              <text:p text:style-name="P2">awk, …</text:p>
            </text:list-item>
          </text:list>
        </text:list-item>
        <text:list-item>
          <text:p text:style-name="P2">He will give terms in advance of class. Google all of them and understand and memorize them. </text:p>
        </text:list-item>
        <text:list-item>
          <text:p text:style-name="P2">HW 4 and on is VERY HARD. </text:p>
        </text:list-item>
        <text:list-item>
          <text:p text:style-name="P2">Read and write writeup then he will help you understand. THIS IS PERFECT</text:p>
          <text:list>
            <text:list-item>
              <text:p text:style-name="P2">12 points font</text:p>
            </text:list-item>
            <text:list-item>
              <text:p text:style-name="P2">1 inch margins</text:p>
            </text:list-item>
            <text:list-item>
              <text:p text:style-name="P2">4 pages</text:p>
            </text:list-item>
            <text:list-item>
              <text:p text:style-name="P2">double spaced</text:p>
            </text:list-item>
            <text:list-item>
              <text:p text:style-name="P2">he will mark it up in red ink. Perfect.</text:p>
            </text:list-item>
          </text:list>
        </text:list-item>
        <text:list-item>
          <text:p text:style-name="P3">Performance is measured in</text:p>
          <text:list>
            <text:list-item>
              <text:p text:style-name="P3">Floating Point Operation per Second (FLOPS)</text:p>
            </text:list-item>
            <text:list-item>
              <text:p text:style-name="P3">Seconds</text:p>
            </text:list-item>
            <text:list-item>
              <text:p text:style-name="P3">Results per second </text:p>
            </text:list-item>
            <text:list-item>
              <text:p text:style-name="P4">MB/sec</text:p>
            </text:list-item>
          </text:list>
        </text:list-item>
        <text:list-item>
          <text:p text:style-name="P4"><text:span text:style-name="T1">MPI = “message passing interface”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16af3" officeooo:paragraph-rsid="00016af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arallel: High Performance Computing (class 1)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09:25:32.049281608</meta:creation-date>
    <dc:date>2016-01-21T10:24:14.712711359</dc:date>
    <meta:editing-duration>PT28M22S</meta:editing-duration>
    <meta:editing-cycles>2</meta:editing-cycles>
    <meta:generator>LibreOffice/5.0.2.2$Linux_X86_64 LibreOffice_project/00m0$Build-2</meta:generator>
    <meta:document-statistic meta:table-count="0" meta:image-count="0" meta:object-count="0" meta:page-count="1" meta:paragraph-count="21" meta:word-count="129" meta:character-count="626" meta:non-whitespace-character-count="532"/>
  </office:meta>
</office:document-meta>
</file>